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0580000909C0000166F515F01A7.svg" manifest:media-type=""/>
  <manifest:file-entry manifest:full-path="Pictures/100002010000070400000116984BD6B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3.505cm"/>
    </style:style>
    <style:style style:name="pr2" style:family="presentation" style:parent-style-name="BrightBlue-subtitle">
      <style:graphic-properties draw:fill-color="#ffffff" fo:min-height="12.18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r4" style:family="presentation" style:parent-style-name="BrightBlue-outline1">
      <style:graphic-properties fo:min-height="11.93cm"/>
    </style:style>
    <style:style style:name="pr5" style:family="presentation" style:parent-style-name="BrightBlue-notes">
      <style:graphic-properties draw:fill-color="#ffffff" fo:min-height="12.572cm"/>
    </style:style>
    <style:style style:name="pr6" style:family="presentation" style:parent-style-name="BrightBlue-title">
      <style:graphic-properties fo:min-height="4.421cm"/>
    </style:style>
    <style:style style:name="P1" style:family="paragraph">
      <style:paragraph-properties fo:margin-top="0.42cm" fo:margin-bottom="0.35cm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start"/>
    </style:style>
    <style:style style:name="P5" style:family="paragraph">
      <style:text-properties fo:font-size="26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763cm" svg:height="3.505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4.639cm" svg:height="15.121cm" svg:x="1.4cm" svg:y="3.446cm" presentation:class="subtitle" presentation:user-transformed="true">
          <draw:text-box>
            <text:p text:style-name="P1"><text:span text:style-name="T1"/></text:p>
            <text:p text:style-name="P1"><text:span text:style-name="T2">Exploratory Seismic Data </text:span><text:span text:style-name="T2"><text:line-break/></text:span><text:span text:style-name="T2">Analysis in the Field</text:span></text:p>
            <text:p text:style-name="P1"><text:span text:style-name="T1"/></text:p>
            <text:p text:style-name="P1"><text:span text:style-name="T1">Colton Kohnke</text:span></text:p>
            <text:p text:style-name="P1"><text:span text:style-name="T1">Advisor/Client: Dave Hale</text:span></text:p>
            <text:p text:style-name="P1"><text:span text:style-name="T1">Colorado School of Mines</text:span></text:p>
            <text:p text:style-name="P1"><text:span text:style-name="T1">May 5, 2014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763cm" svg:height="3.505cm" svg:x="1.4cm" svg:y="0.837cm" presentation:class="title" presentation:user-transformed="true">
          <draw:text-box>
            <text:p>The Project</text:p>
          </draw:text-box>
        </draw:frame>
        <draw:frame presentation:style-name="pr4" draw:text-style-name="P2" draw:layer="layout" svg:width="24.762cm" svg:height="14.391cm" svg:x="1.4cm" svg:y="4.913cm" presentation:class="outline" presentation:user-transformed="true">
          <draw:text-box>
            <text:list text:style-name="L2">
              <text:list-header>
                <text:p text:style-name="P2"><text:span text:style-name="T1">Software to explore seismic survey in the field. </text:span></text:p>
              </text:list-header>
              <text:list-item>
                <text:p><text:span text:style-name="T1">Display survey geometry</text:span></text:p>
                <text:list>
                  <text:list-item>
                    <text:p><text:span text:style-name="T1">Plot GPS, source/receiver, elevation, etc.</text:span></text:p>
                  </text:list-item>
                  <text:list-item>
                    <text:p text:style-name="P2"><text:span text:style-name="T1">Interactively display shot records</text:span></text:p>
                    <text:list>
                      <text:list-item>
                        <text:p text:style-name="P2"><text:span text:style-name="T1">Display by FFID, channel, within a range</text:span></text:p>
                      </text:list-item>
                      <text:list-item>
                        <text:p text:style-name="P2"><text:span text:style-name="T1">Controls for gain, amplitude balancing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layer="layout" svg:width="19.763cm" svg:height="3.505cm" svg:x="1.4cm" svg:y="0.837cm" presentation:class="title">
          <draw:text-box>
            <text:p>GPS</text:p>
          </draw:text-box>
        </draw:frame>
        <draw:frame presentation:style-name="pr4" draw:text-style-name="P3" draw:layer="layout" svg:width="24.639cm" svg:height="12.18cm" svg:x="1.4cm" svg:y="4.913cm" presentation:class="outline">
          <draw:text-box>
            <text:list text:style-name="L2">
              <text:list-item>
                <text:p><text:span text:style-name="T3">Reads Lat/Lon from CSV, TSV, or GPX.</text:span></text:p>
              </text:list-item>
              <text:list-item>
                <text:p><text:span text:style-name="T3">Plots in plan view.</text:span></text:p>
              </text:list-item>
              <text:list-item>
                <text:p><text:span text:style-name="T3">Reads elevations from USGS NED file.</text:span></text:p>
              </text:list-item>
              <text:list-item>
                <text:p><text:span text:style-name="T3">Exports to CSV file.</text:span></text:p>
              </text:list-item>
              <text:list-item>
                <text:p><text:span text:style-name="T3">Download NED files from USGS servers.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1" draw:layer="layout" svg:width="19.763cm" svg:height="3.505cm" svg:x="1.4cm" svg:y="0.837cm" presentation:class="title">
          <draw:text-box>
            <text:p>SEGD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Reads SEGD files from Sercel</text:p>
                <text:list>
                  <text:list-item>
                    <text:p>Import a directory or specific files </text:p>
                  </text:list-item>
                  <text:list-item>
                    <text:p text:style-name="P4">Ignores bad shots</text:p>
                    <text:list>
                      <text:list-item>
                        <text:p text:style-name="P4">High or low shot point numbers</text:p>
                      </text:list-item>
                    </text:list>
                  </text:list-item>
                </text:list>
              </text:list-item>
              <text:list-item>
                <text:p text:style-name="P4">Creates plots of shot records based on user input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6" draw:layer="layout" svg:width="19.763cm" svg:height="4.421cm" svg:x="1.4cm" svg:y="0.379cm" presentation:class="title" presentation:user-transformed="true">
          <draw:text-box>
            <text:p>Modes for viewing the seismic data</text:p>
          </draw:text-box>
        </draw:frame>
        <draw:frame presentation:style-name="pr4" draw:layer="layout" svg:width="24.639cm" svg:height="12.18cm" svg:x="1.4cm" svg:y="4.913cm" presentation:class="outline">
          <draw:text-box>
            <text:list text:style-name="L2">
              <text:list-item>
                <text:p>Roam Mode: Display shot records based on GPS points and mouse position.</text:p>
              </text:list-item>
              <text:list-item>
                <text:p>Circle Mode: Display brute stack of shots within a circle.</text:p>
              </text:list-item>
              <text:list-item>
                <text:p>Channel Mode: Create a common channel section.</text:p>
              </text:list-item>
              <text:list-item>
                <text:p>No GPS Mode: Display shots based on of shot number.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1" draw:layer="layout" svg:width="19.763cm" svg:height="3.505cm" svg:x="1.4cm" svg:y="0.837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20.302cm" svg:height="10.476cm" svg:x="0.643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swiss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56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70400000116984BD6BB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lton Kohnke</meta:initial-creator>
    <meta:creation-date>2013-12-01T18:10:31</meta:creation-date>
    <dc:date>2014-05-04T22:02:39</dc:date>
    <dc:creator>Colton Kohnke</dc:creator>
    <meta:editing-duration>PT1H24M7S</meta:editing-duration>
    <meta:editing-cycles>9</meta:editing-cycles>
    <meta:generator>LibreOffice/4.0.2.2$Linux_X86_64 LibreOffice_project/400m0$Build-2</meta:generator>
    <meta:document-statistic meta:object-count="56"/>
  </office:meta>
</office:document-meta>
</file>